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5cm"/>
    </style:style>
    <style:style style:name="pr2" style:family="presentation" style:parent-style-name="默认-notes">
      <style:graphic-properties draw:fill-color="#ffffff" fo:min-height="13.114cm"/>
    </style:style>
    <style:style style:name="pr3" style:family="presentation" style:parent-style-name="默认-title">
      <style:graphic-properties fo:min-height="3.256cm"/>
    </style:style>
    <style:style style:name="pr4" style:family="presentation" style:parent-style-name="默认-subtitle">
      <style:graphic-properties draw:fill-color="#ffffff" fo:min-height="13.61cm"/>
    </style:style>
    <style:style style:name="pr5" style:family="presentation" style:parent-style-name="默认-subtitle">
      <style:graphic-properties draw:fill-color="#ffffff" fo:min-height="19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justify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office:forms form:automatic-focus="false" form:apply-design-mode="false"/>
        <draw:custom-shape draw:style-name="gr1" draw:text-style-name="P2" draw:layer="layout" svg:width="16cm" svg:height="3cm" svg:x="2cm" svg:y="1cm">
          <text:p text:style-name="P1"><text:span text:style-name="T1">编译并执行</text:span><text:span text:style-name="T1">gen_file</text:span><text:span text:style-name="T1">生成大文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6cm" svg:height="2.5cm" svg:x="2cm" svg:y="4.5cm">
          <text:p text:style-name="P1"><text:span text:style-name="T1">编译</text:span><text:span text:style-name="T1">child</text:span><text:span text:style-name="T1">程序为可执行文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6cm" svg:height="2.5cm" svg:x="2cm" svg:y="7.5cm">
          <text:p text:style-name="P1"><text:span text:style-name="T1">编译</text:span><text:span text:style-name="T1">parent</text:span><text:span text:style-name="T1">程序为可执行文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6cm" svg:height="2.5cm" svg:x="2cm" svg:y="10.5cm">
          <text:p text:style-name="P1"><text:span text:style-name="T1">执行</text:span><text:span text:style-name="T1">parent</text:span><text:span text:style-name="T1">编译后得到的可执行文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custom-shape draw:style-name="gr1" draw:text-style-name="P2" draw:layer="layout" svg:width="22.788cm" svg:height="2.5cm" svg:x="2.5cm" svg:y="1.5cm">
          <text:p text:style-name="P1"><text:span text:style-name="T1">gen_file</text:span><text:span text:style-name="T1">生成数据文件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2.788cm" svg:height="2.5cm" svg:x="2.5cm" svg:y="7.5cm">
          <text:p text:style-name="P1"><text:span text:style-name="T1">child</text:span><text:span text:style-name="T1">创建线程并计算每个文件的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2.788cm" svg:height="2.5cm" svg:x="2.712cm" svg:y="12cm">
          <text:p text:style-name="P1"><text:span text:style-name="T1">parent</text:span><text:span text:style-name="T1">计时并创建进程，用</text:span><text:span text:style-name="T1">exec</text:span><text:span text:style-name="T1">函数调用</text:span><text:span text:style-name="T1">ch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3">先测试child文件，再把它和parent文件连起来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text-style-name="P3" draw:layer="layout" svg:width="25.199cm" svg:height="13.61cm" svg:x="1.4cm" svg:y="5.039cm" presentation:class="subtitle">
          <draw:text-box>
            <text:p text:style-name="P3">父进程创建一个子进程后，子进程运行，父进程继续创建下一个子进程。</text:p>
            <text:p text:style-name="P3">使用waitpid函数来取得子进程的终止状态。</text:p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presentation:style-name="pr5" draw:text-style-name="P3" draw:layer="layout" svg:width="25.199cm" svg:height="19.5cm" svg:x="1.4cm" svg:y="1cm" presentation:class="subtitle" presentation:user-transformed="true">
          <draw:text-box>
            <text:p text:style-name="P3">if (write(fd, buf, LENGTH*4) != LENGTH*4)//此处的长度参数的单位为字节！！！</text:p>
            <text:p text:style-name="P3">用if (write(fd, buf, LENGTH*4) == -1)不要用if (write(fd, buf, LENGTH*4) != LENGTH*4)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text-style-name="P3" draw:layer="layout" svg:width="25.199cm" svg:height="13.61cm" svg:x="1.4cm" svg:y="5.039cm" presentation:class="subtitle" presentation:user-transformed="true">
          <draw:text-box>
            <text:p>添加线程（over）；减少对头文件的依赖；优化提速。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时间函数gettimeofday,clock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自适应文件长度！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 presentation:user-transformed="true">
          <draw:text-box>
            <text:p>给calc加互斥读锁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pthread_creat()中j传值，不要传地址！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接下来：自己处理error,摆脱error.c 和apue.h</text:p>
            <text:p>测试时间，选择最优……</text:p>
            <text:p>最后：总结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尚未解决：往线程是传结构体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AR PL UKai CN'" style:font-family-generic-asian="system" style:font-pitch-asian="variable" style:font-size-asian="24pt" style:language-asian="zh" style:country-asian="CN" style:font-family-complex="'AR PL UKai CN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AR PL UKai C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AR PL UKai CN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AR PL UKai CN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AR PL UKai CN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'AR PL UKai CN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nghua </meta:initial-creator>
    <meta:creation-date>2010-03-29T11:43:42</meta:creation-date>
    <meta:editing-duration>PT10H42M45S</meta:editing-duration>
    <meta:editing-cycles>26</meta:editing-cycles>
    <dc:date>2010-06-03T11:46:03</dc:date>
    <dc:creator>longhua </dc:creator>
    <meta:generator>OpenOffice.org/3.2$Linux OpenOffice.org_project/320m12$Build-9483</meta:generator>
    <meta:document-statistic meta:object-count="71"/>
  </office:meta>
</office:document-meta>
</file>